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2-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KING (22:1-23:3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DLY KING (22:1-23:30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oing God's work (22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iscovering God's Word (22:8-20; 23:1-3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iscovering God's Word (22:8-20; 23:1-30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iest (22:8-1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rophecy (22:14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rophecy (22:14-20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egarding Judah (22:15-1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Regarding Josiah (22:18-2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Discovering God's Word (22:8-20; 23:1-30):<text:s text:c="1"/></text:span><text:span text:style-name="a487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priest (22:8-1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prophecy (22:14-20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ledge (23:1-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purge (23:4-20, 24-25):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 purge (23:4-20, 24-25):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removes all the pagan objects from the Temple (23:4, 6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removes the pagan priests and reinstalls the Lord's priests (23:5, 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He destroys the pagan shrines and altars (23:10-15, 19-20, 2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 burns the bones of some dead pagan prophets, fulfilling a prophecy made during Jeroboam's reign (23:16-18; see 1 Kings 13:1-2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Discovering God's Word (22:8-20; 23:1-30):<text:s text:c="1"/></text:span><text:span text:style-name="a529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riest (22:8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rophecy (22:14-2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ledge (23:1-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urge (23:4-20, 24-25):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Passover (23:21-23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unishment (23:25-3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ODLY KING (22:1-23:30):<text:s text:c="1"/></text:span><text:span text:style-name="a556" text:class-names=""/></text:p>
          </draw:text-box>
          <svg:title/>
          <svg:desc/>
        </draw:frame>
        <draw:frame draw:id="id98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Doing God's work (22:1-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Discovering God's Word (22:8-20; 23:1-3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12-tx-Title-and-Text" presentation:presentation-page-layout-name="Master1-PPL12" draw:id="Slide-264">
        <draw:frame draw:id="id99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2 KINGS 22-24<text:s text:c="1"/></text:span><text:span text:style-name="a571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THE GODLY KING (22:1-23:30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THE GODLESS KINGS (23:31-24:2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-title-Title-Slide" presentation:presentation-page-layout-name="Master1-PPL1" draw:id="Slide-265">
        <draw:frame draw:id="id101" presentation:style-name="a588" draw:name="Title 1" svg:x="1.38in" svg:y="0.83in" svg:width="10.3in" svg:height="4.42in" presentation:class="title" presentation:placeholder="false">
          <draw:text-box>
            <text:p text:style-name="a587" text:class-names="" text:cond-style-name=""><text:span text:style-name="a585" text:class-names="">THE GODLESS KINGS (23:31-24:20)<text:s text:c="1"/></text:span><text:span text:style-name="a586" text:class-names=""/></text:p>
          </draw:text-box>
          <svg:title/>
          <svg:desc/>
        </draw:frame>
        <draw:frame draw:id="id102" presentation:style-name="a593" draw:name="Subtitle 2" svg:x="1.38in" svg:y="5.25in" svg:width="10.3in" svg:height="1.85in" presentation:class="subtitle" presentation:placeholder="false">
          <draw:text-box>
            <text:p text:style-name="a590" text:class-names="" text:cond-style-name=""><text:span text:style-name="a589" text:class-names=""><text:s text:c="1"/>Jehoahaz, Judah's seventeenth ruler (23:31-34)<text:s text:c="1"/></text:span></text:p>
            <text:p text:style-name="a592" text:class-names="" text:cond-style-name=""><text:span text:style-name="a591" text:class-names=""/></text:p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Jehoahaz, Judah's seventeenth ruler (23:31-34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is perversion (23:31-3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s prison sentence (23:33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GODLESS KINGS (23:31-24:20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Jehoahaz, Judah's seventeenth ruler (23:31-34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Jehoiakim, Judah's eighteenth ruler (23:35-24:7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Jehoiakim, Judah's eighteenth ruler (23:35-24:7)<text:s text:c="1"/></text:span><text:span text:style-name="a626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raising of Neco's tribute (23:35-37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ign of Nebuchadnezzar (24:1, 7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aiders from nearby lands (24:2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est of Jehoiakim's reign (24:5-6):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2-tx-Title-and-Text" presentation:presentation-page-layout-name="Master1-PPL12" draw:id="Slide-269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THE GODLESS KINGS (23:31-24:20)<text:s text:c="1"/></text:span><text:span text:style-name="a647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Jehoahaz, Judah's seventeenth ruler (23:31-3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Jehoiakim, Judah's eighteenth ruler (23:35-24:7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Jehoiachin, Judah's nineteenth ruler (24:8-17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Zedekiah, Judah's twentieth ruler (24:18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2 KINGS 22-24<text:s text:c="1"/></text:span><text:span text:style-name="a668" text:class-names=""/></text:p>
          </draw:text-box>
          <svg:title/>
          <svg:desc/>
        </draw:frame>
        <draw:frame draw:id="id112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GODLY KING (22:1-23:30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GODLESS KINGS (23:31-24:2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2-24 </dc:title>
    <meta:initial-creator>David STRICKLAND</meta:initial-creator>
    <dc:creator>David STRICKLAND</dc:creator>
    <meta:creation-date>2020-02-22T17:29:01Z</meta:creation-date>
    <dc:date>2020-02-22T17:29:02Z</dc:date>
    <meta:template xlink:href="BibleStudy" xlink:type="simple"/>
    <meta:editing-cycles>1</meta:editing-cycles>
    <meta:editing-duration>PT0S</meta:editing-duration>
    <meta:document-statistic meta:paragraph-count="55" meta:word-count="433"/>
  </office:meta>
</office:document-meta>
</file>